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f4e" officeooo:paragraph-rsid="000e3f4e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0pt" style:font-size-complex="11pt"/>
    </style:style>
    <style:style style:name="T2" style:family="text">
      <style:text-properties fo:font-size="10pt" style:font-size-asian="8pt" style:font-size-complex="10pt"/>
    </style:style>
    <style:style style:name="T3" style:family="text">
      <style:text-properties fo:font-size="10.5pt" style:font-size-asian="9pt" style:font-size-complex="10.5pt"/>
    </style:style>
    <style:style style:name="gr1" style:family="graphic">
      <style:graphic-properties draw:textarea-horizontal-align="justify" draw:textarea-vertical-align="middle" draw:auto-grow-height="false" fo:min-height="0.476cm" fo:min-width="1.7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76cm" fo:min-width="1.4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476cm" fo:min-width="1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73cm" fo:min-width="2.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41cm" fo:min-width="2.6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1cm" fo:min-width="1.6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41cm" fo:min-width="2.9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623cm" fo:min-width="1.2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61cm" fo:min-width="1.0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96cm" fo:min-width="2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714cm" fo:min-width="2.0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058cm" fo:min-width="1.3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111cm" fo:min-width="1.6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005cm" fo:min-width="1.6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164cm" fo:min-width="1.4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688cm" fo:min-width="1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85cm" fo:min-width="3.2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826cm" fo:min-width="1.9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21" svg:width="2.779cm" svg:height="1.165cm" svg:x="12.031cm" svg:y="-0.755cm"><text:p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2" svg:x1="13.46cm" svg:y1="0.409cm" svg:x2="13.46cm" svg:y2="1.256cm"><text:p/></draw:line><draw:custom-shape text:anchor-type="paragraph" draw:z-index="2" draw:name="Shape3" draw:style-name="gr20" svg:width="5.213cm" svg:height="0.768cm" svg:x="10.576cm" svg:y="1.229cm"><text:p>I<text:span text:style-name="T2">nput Day,Month,Yea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name="Shape4" draw:style-name="gr2" draw:text-style-name="P2" svg:x1="13.037cm" svg:y1="1.997cm" svg:x2="13.037cm" svg:y2="2.791cm"><text:p/></draw:line><draw:custom-shape text:anchor-type="paragraph" draw:z-index="4" draw:name="Shape5" draw:style-name="gr19" svg:width="2.329cm" svg:height="1.377cm" svg:x="11.873cm" svg:y="2.817cm"><text:p><text:span text:style-name="T2">Month&gt;1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" draw:name="Shape6" draw:style-name="gr2" draw:text-style-name="P2" svg:x1="11.872cm" svg:y1="3.584cm" svg:x2="11.846cm" svg:y2="4.193cm"><text:p/></draw:line><draw:line text:anchor-type="paragraph" draw:z-index="6" draw:name="Shape7" draw:style-name="gr2" draw:text-style-name="P2" svg:x1="14.201cm" svg:y1="3.558cm" svg:x2="14.201cm" svg:y2="4.114cm"><text:p/></draw:line><draw:custom-shape text:anchor-type="paragraph" draw:z-index="7" draw:name="Shape5_0" draw:style-name="gr18" svg:width="2.911cm" svg:height="2.329cm" svg:x="7.19cm" svg:y="7.738cm"><text:p><text:span text:style-name="T2">Day&gt;29</text:span></text:p><text:p><text:span text:style-name="T2">Year%4==0</text:span></text:p><text:p><text:span text:style-name="T2">Month==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5_1" draw:style-name="gr17" svg:width="3.229cm" svg:height="2.012cm" svg:x="10.259cm" svg:y="4.193cm"><text:p><text:span text:style-name="T2">Month%2!=0</text:span></text:p><text:p><text:span text:style-name="T2">Day &gt;31</text:span></text:p>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</draw:custom-shape><draw:custom-shape text:anchor-type="paragraph" draw:z-index="9" draw:name="Shape5_2" draw:style-name="gr16" svg:width="3.308cm" svg:height="2.223cm" svg:x="8.618cm" svg:y="5.913cm"><text:p><text:span text:style-name="T2"><text:s text:c="5"/></text:span><text:span text:style-name="T2">Day!=2</text:span></text:p><text:p><text:span text:style-name="T2">Month%2==0</text:span></text:p><text:p><text:span text:style-name="T2"><text:s text:c="5"/></text:span><text:span text:style-name="T2">Day!=8</text:span></text:p><text:p><text:span text:style-name="T2"><text:s text:c="5"/></text:span><text:span text:style-name="T2">Day&gt;3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Shape5_3" draw:style-name="gr15" svg:width="2.673cm" svg:height="2.117cm" svg:x="5.814cm" svg:y="9.802cm"><text:p><text:span text:style-name="T2">Day&gt;28</text:span></text:p><text:p><text:span text:style-name="T2">Year%4!=0</text:span></text:p><text:p><text:span text:style-name="T2">Month==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Shape8" draw:style-name="gr14" svg:width="2.038cm" svg:height="0.715cm" svg:x="14.042cm" svg:y="4.193cm"><text:p><text:span text:style-name="T2">Print(.</text:span><text:span text:style-name="T2">..)</text:span></text:p><text:p><text:span text:style-name="T2">Retur</text:span><text:span text:style-name="T2">n </text:span><text:span text:style-name="T2">False</text:span></text:p><draw:enhanced-geometry svg:viewBox="0 0 21600 21600" draw:type="rectangle" draw:enhanced-path="M 0 0 L 21600 0 21600 21600 0 21600 0 0 Z N"/></draw:custom-shape><draw:line text:anchor-type="paragraph" draw:z-index="12" draw:name="Shape9" draw:style-name="gr2" draw:text-style-name="P2" svg:x1="13.487cm" svg:y1="5.172cm" svg:x2="13.487cm" svg:y2="6.019cm"><text:p/></draw:line><draw:custom-shape text:anchor-type="paragraph" draw:z-index="13" draw:name="Shape8_0" draw:style-name="gr14" svg:width="2.038cm" svg:height="0.715cm" svg:x="12.825cm" svg:y="6.018cm"><text:p><text:span text:style-name="T2">Print(...)</text:span></text:p><text:p><text:span text:style-name="T2">Return False</text:span></text:p><draw:enhanced-geometry svg:viewBox="0 0 21600 21600" draw:type="rectangle" draw:enhanced-path="M 0 0 L 21600 0 21600 21600 0 21600 0 0 Z N"/></draw:custom-shape><draw:line text:anchor-type="paragraph" draw:z-index="14" draw:name="Shape10" draw:style-name="gr2" draw:text-style-name="P2" svg:x1="10.285cm" svg:y1="5.225cm" svg:x2="10.285cm" svg:y2="5.886cm"><text:p/></draw:line><draw:line text:anchor-type="paragraph" draw:z-index="15" draw:name="Shape11" draw:style-name="gr2" draw:text-style-name="P2" svg:x1="11.926cm" svg:y1="6.997cm" svg:x2="11.926cm" svg:y2="7.817cm"><text:p/></draw:line><draw:custom-shape text:anchor-type="paragraph" draw:z-index="16" draw:name="Shape8_1" draw:style-name="gr14" svg:width="2.038cm" svg:height="0.715cm" svg:x="11.158cm" svg:y="7.923cm"><text:p><text:span text:style-name="T2">Print(...)</text:span></text:p><text:p><text:span text:style-name="T2">Return False</text:span></text:p><draw:enhanced-geometry svg:viewBox="0 0 21600 21600" draw:type="rectangle" draw:enhanced-path="M 0 0 L 21600 0 21600 21600 0 21600 0 0 Z N"/></draw:custom-shape><draw:line text:anchor-type="paragraph" draw:z-index="17" draw:name="Shape12" draw:style-name="gr2" draw:text-style-name="P2" svg:x1="8.618cm" svg:y1="7.077cm" svg:x2="8.618cm" svg:y2="7.818cm"><text:p/></draw:line><draw:custom-shape text:anchor-type="paragraph" draw:z-index="18" draw:name="Shape8_2" draw:style-name="gr14" svg:width="2.038cm" svg:height="0.715cm" svg:x="9.571cm" svg:y="9.67cm"><text:p><text:span text:style-name="T2">Print(...)</text:span></text:p><text:p><text:span text:style-name="T2">Return False</text:span></text:p><draw:enhanced-geometry svg:viewBox="0 0 21600 21600" draw:type="rectangle" draw:enhanced-path="M 0 0 L 21600 0 21600 21600 0 21600 0 0 Z N"/></draw:custom-shape><draw:line text:anchor-type="paragraph" draw:z-index="19" draw:name="Shape13" draw:style-name="gr2" draw:text-style-name="P2" svg:x1="10.1cm" svg:y1="8.955cm" svg:x2="10.1cm" svg:y2="9.59cm"><text:p/></draw:line><draw:line text:anchor-type="paragraph" draw:z-index="20" draw:name="Shape14" draw:style-name="gr2" draw:text-style-name="P2" svg:x1="7.19cm" svg:y1="8.982cm" svg:x2="7.19cm" svg:y2="9.749cm"><text:p/></draw:line><draw:line text:anchor-type="paragraph" draw:z-index="21" draw:name="Shape15" draw:style-name="gr2" draw:text-style-name="P2" svg:x1="8.486cm" svg:y1="10.807cm" svg:x2="8.486cm" svg:y2="11.76cm"><text:p/></draw:line><draw:line text:anchor-type="paragraph" draw:z-index="22" draw:name="Shape16" draw:style-name="gr2" draw:text-style-name="P2" svg:x1="5.814cm" svg:y1="10.728cm" svg:x2="5.814cm" svg:y2="11.76cm"><text:p/></draw:line><draw:custom-shape text:anchor-type="paragraph" draw:z-index="23" draw:name="Shape8_3" draw:style-name="gr14" svg:width="2.038cm" svg:height="0.715cm" svg:x="8.116cm" svg:y="11.76cm"><text:p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.</text:span><text:span text:style-name="T2">.</text:span><text:span text:style-name="T2">.</text:span><text:span text:style-name="T2">)</text:span></text:p><text:p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F</text:span><text:span text:style-name="T2">a</text:span><text:span text:style-name="T2">l</text:span><text:span text:style-name="T2">s</text:span><text:span text:style-name="T2">e</text:span></text:p><draw:enhanced-geometry svg:viewBox="0 0 21600 21600" draw:type="rectangle" draw:enhanced-path="M 0 0 L 21600 0 21600 21600 0 21600 0 0 Z N"/></draw:custom-shape><draw:custom-shape text:anchor-type="paragraph" draw:z-index="24" draw:name="Shape17" draw:style-name="gr13" svg:width="2.964cm" svg:height="1.297cm" svg:x="3.512cm" svg:y="11.76cm"><text:p><text:span text:style-name="T2">leapyears=Ye</text:span><text:span text:style-name="T2">ar/4</text:span></text:p><text:p><text:span text:style-name="T2">Days31=Mon</text:span><text:span text:style-name="T2">th/2+1</text:span></text:p><text:p><text:span text:style-name="T2">years=Year-</text:span><text:span text:style-name="T2">1900</text:span></text:p><draw:enhanced-geometry svg:viewBox="0 0 21600 21600" draw:type="rectangle" draw:enhanced-path="M 0 0 L 21600 0 21600 21600 0 21600 0 0 Z N"/></draw:custom-shape><draw:line text:anchor-type="paragraph" draw:z-index="25" draw:name="Shape18" draw:style-name="gr2" draw:text-style-name="P2" svg:x1="5.787cm" svg:y1="13.056cm" svg:x2="5.787cm" svg:y2="13.744cm"><text:p/></draw:line><draw:custom-shape text:anchor-type="paragraph" draw:z-index="26" draw:name="Shape19" draw:style-name="gr12" svg:width="2.012cm" svg:height="1.218cm" svg:x="4.782cm" svg:y="13.691cm"><text:p><text:span text:style-name="T2">Month&gt;2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27" draw:name="Shape20" draw:style-name="gr3" draw:text-style-name="P2" svg:x1="6.793cm" svg:y1="0.208cm" svg:x2="12.323cm" svg:y2="0.208cm"><text:p/></draw:line><draw:line text:anchor-type="paragraph" draw:z-index="28" draw:name="Shape21" draw:style-name="gr2" draw:text-style-name="P2" svg:x1="12.323cm" svg:y1="0.208cm" svg:x2="12.323cm" svg:y2="1.504cm"><text:p/></draw:line><draw:line text:anchor-type="paragraph" draw:z-index="34" draw:name="Shape26" draw:style-name="gr2" draw:text-style-name="P2" svg:x1="4.782cm" svg:y1="0.235cm" svg:x2="4.782cm" svg:y2="1.637cm"><text:p/></draw:line></text:p>
      <text:p text:style-name="P1"/>
      <text:p text:style-name="P1"/>
      <text:p text:style-name="P1"><draw:custom-shape text:anchor-type="paragraph" draw:z-index="29" draw:name="Shape22" draw:style-name="gr11" svg:width="2.461cm" svg:height="1.244cm" svg:x="11.053cm" svg:y="0.15cm"><text:p><text:span text:style-name="T3">Month&gt;8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5" draw:name="Shape27" draw:style-name="gr9" svg:width="3.202cm" svg:height="1.218cm" svg:x="3.168cm" svg:y="0.176cm"><text:p><text:span text:style-name="T2">Years%4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30" draw:name="Shape23" draw:style-name="gr2" draw:text-style-name="P2" svg:x1="13.513cm" svg:y1="0.245cm" svg:x2="13.513cm" svg:y2="1.224cm"><text:p/></draw:line><draw:line text:anchor-type="paragraph" draw:z-index="31" draw:name="Shape24" draw:style-name="gr2" draw:text-style-name="P2" svg:x1="11.053cm" svg:y1="0.325cm" svg:x2="11.053cm" svg:y2="1.209cm"><text:p/></draw:line><draw:line text:anchor-type="paragraph" draw:z-index="36" draw:name="Shape28" draw:style-name="gr2" draw:text-style-name="P2" svg:x1="3.168cm" svg:y1="0.219cm" svg:x2="3.168cm" svg:y2="1.383cm"><text:p/></draw:line><draw:line text:anchor-type="paragraph" draw:z-index="37" draw:name="Shape29" draw:style-name="gr2" draw:text-style-name="P2" svg:x1="6.369cm" svg:y1="0.219cm" svg:x2="6.369cm" svg:y2="1.383cm"><text:p/></draw:line></text:p>
      <text:p text:style-name="P1"/>
      <text:p text:style-name="P1"><draw:custom-shape text:anchor-type="paragraph" draw:z-index="32" draw:name="Shape25" draw:style-name="gr10" svg:width="2.938cm" svg:height="0.742cm" svg:x="12.666cm" svg:y="0.277cm"><text:p>Count Days(1)</text:p><draw:enhanced-geometry svg:viewBox="0 0 21600 21600" draw:type="rectangle" draw:enhanced-path="M 0 0 L 21600 0 21600 21600 0 21600 0 0 Z N"/></draw:custom-shape><draw:custom-shape text:anchor-type="paragraph" draw:z-index="33" draw:name="Shape25_0" draw:style-name="gr8" svg:width="2.7cm" svg:height="0.742cm" svg:x="9.65cm" svg:y="0.235cm"><text:p>Count Days(2)</text:p><draw:enhanced-geometry svg:viewBox="0 0 21600 21600" draw:type="rectangle" draw:enhanced-path="M 0 0 L 21600 0 21600 21600 0 21600 0 0 Z N"/></draw:custom-shape><draw:custom-shape text:anchor-type="paragraph" draw:z-index="38" draw:name="Shape25_1" draw:style-name="gr8" svg:width="2.7cm" svg:height="0.742cm" svg:x="1.792cm" svg:y="0.393cm"><text:p>Count Days(4)</text:p><draw:enhanced-geometry svg:viewBox="0 0 21600 21600" draw:type="rectangle" draw:enhanced-path="M 0 0 L 21600 0 21600 21600 0 21600 0 0 Z N"/></draw:custom-shape><draw:custom-shape text:anchor-type="paragraph" draw:z-index="39" draw:name="Shape25_2" draw:style-name="gr8" svg:width="2.7cm" svg:height="0.742cm" svg:x="5.285cm" svg:y="0.377cm"><text:p>Count Days(3)</text:p><draw:enhanced-geometry svg:viewBox="0 0 21600 21600" draw:type="rectangle" draw:enhanced-path="M 0 0 L 21600 0 21600 21600 0 21600 0 0 Z N"/></draw:custom-shape></text:p>
      <text:p text:style-name="P1"><draw:custom-shape text:anchor-type="paragraph" draw:z-index="40" draw:name="Shape30" draw:style-name="gr7" svg:width="2.911cm" svg:height="0.874cm" svg:x="7.137cm" svg:y="1.722cm"><text:p>Count Days%7</text:p><draw:enhanced-geometry svg:viewBox="0 0 21600 21600" draw:type="rectangle" draw:enhanced-path="M 0 0 L 21600 0 21600 21600 0 21600 0 0 Z N"/></draw:custom-shape><draw:line text:anchor-type="paragraph" draw:z-index="41" draw:name="Shape31" draw:style-name="gr3" draw:text-style-name="P2" svg:x1="3.3cm" svg:y1="0.647cm" svg:x2="3.3cm" svg:y2="1.404cm"><text:p/></draw:line><draw:line text:anchor-type="paragraph" draw:z-index="42" draw:name="Shape32" draw:style-name="gr3" draw:text-style-name="P2" svg:x1="3.3cm" svg:y1="1.378cm" svg:x2="7.295cm" svg:y2="1.378cm"><text:p/></draw:line><draw:line text:anchor-type="paragraph" draw:z-index="43" draw:name="Shape33" draw:style-name="gr3" draw:text-style-name="P2" svg:x1="6.74cm" svg:y1="0.631cm" svg:x2="6.74cm" svg:y2="1.113cm"><text:p/></draw:line><draw:line text:anchor-type="paragraph" draw:z-index="44" draw:name="Shape34" draw:style-name="gr3" draw:text-style-name="P2" svg:x1="6.74cm" svg:y1="1.113cm" svg:x2="8.063cm" svg:y2="1.113cm"><text:p/></draw:line><draw:line text:anchor-type="paragraph" draw:z-index="45" draw:name="Shape35" draw:style-name="gr3" draw:text-style-name="P2" svg:x1="10.92cm" svg:y1="0.489cm" svg:x2="10.946cm" svg:y2="1.193cm"><text:p/></draw:line><draw:line text:anchor-type="paragraph" draw:z-index="46" draw:name="Shape36" draw:style-name="gr3" draw:text-style-name="P2" svg:x1="8.909cm" svg:y1="1.192cm" svg:x2="10.946cm" svg:y2="1.192cm"><text:p/></draw:line><draw:line text:anchor-type="paragraph" draw:z-index="47" draw:name="Shape37" draw:style-name="gr3" draw:text-style-name="P2" svg:x1="14.016cm" svg:y1="0.531cm" svg:x2="14.016cm" svg:y2="1.536cm"><text:p/></draw:line><draw:line text:anchor-type="paragraph" draw:z-index="48" draw:name="Shape38" draw:style-name="gr3" draw:text-style-name="P2" svg:x1="9.095cm" svg:y1="1.536cm" svg:x2="14.016cm" svg:y2="1.536cm"><text:p/></draw:line><draw:line text:anchor-type="paragraph" draw:z-index="49" draw:name="Shape39" draw:style-name="gr4" draw:text-style-name="P2" svg:x1="7.427cm" svg:y1="1.722cm" svg:x2="7.295cm" svg:y2="1.378cm"><text:p/></draw:line><draw:line text:anchor-type="paragraph" draw:z-index="50" draw:name="Shape40" draw:style-name="gr4" draw:text-style-name="P2" svg:x1="8.116cm" svg:y1="1.722cm" svg:x2="8.063cm" svg:y2="1.113cm"><text:p/></draw:line><draw:line text:anchor-type="paragraph" draw:z-index="51" draw:name="Shape41" draw:style-name="gr4" draw:text-style-name="P2" svg:x1="8.856cm" svg:y1="1.721cm" svg:x2="8.909cm" svg:y2="1.192cm"><text:p/></draw:line><draw:line text:anchor-type="paragraph" draw:z-index="52" draw:name="Shape42" draw:style-name="gr4" draw:text-style-name="P2" svg:x1="9.2cm" svg:y1="1.721cm" svg:x2="9.226cm" svg:y2="1.536cm"><text:p/></draw:line><draw:custom-shape text:anchor-type="paragraph" draw:z-index="53" draw:name="Shape43" draw:style-name="gr5" svg:width="2.938cm" svg:height="0.953cm" svg:x="9.809cm" svg:y="3.203cm"><text:p><text:span text:style-name="T1">Days%7=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4" draw:name="Shape43_0" draw:style-name="gr5" svg:width="2.938cm" svg:height="0.953cm" svg:x="1.289cm" svg:y="7.807cm"><text:p><text:span text:style-name="T1">Days%7==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5" draw:name="Shape43_1" draw:style-name="gr6" svg:width="3.017cm" svg:height="0.953cm" svg:x="2.745cm" svg:y="7.066cm"><text:p><text:span text:style-name="T1">Days%7==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6" draw:name="Shape43_2" draw:style-name="gr5" svg:width="2.938cm" svg:height="0.953cm" svg:x="4.2cm" svg:y="6.246cm"><text:p><text:span text:style-name="T1">Days%7==4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7" draw:name="Shape43_3" draw:style-name="gr5" svg:width="2.938cm" svg:height="0.953cm" svg:x="5.549cm" svg:y="5.479cm"><text:p><text:span text:style-name="T1">Days%7==3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8" draw:name="Shape43_4" draw:style-name="gr5" svg:width="2.938cm" svg:height="0.953cm" svg:x="6.951cm" svg:y="4.685cm"><text:p><text:span text:style-name="T1">Days%7==2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59" draw:name="Shape43_5" draw:style-name="gr5" svg:width="2.938cm" svg:height="0.953cm" svg:x="8.354cm" svg:y="3.944cm"><text:p><text:span text:style-name="T1">Days%7==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0" draw:name="Shape44" draw:style-name="gr4" draw:text-style-name="P2" svg:x1="9.809cm" svg:y1="3.944cm" svg:x2="9.809cm" svg:y2="3.732cm"><text:p/></draw:line><draw:line text:anchor-type="paragraph" draw:z-index="61" draw:name="Shape45" draw:style-name="gr4" draw:text-style-name="P2" svg:x1="8.354cm" svg:y1="4.684cm" svg:x2="8.354cm" svg:y2="4.314cm"><text:p/></draw:line><draw:line text:anchor-type="paragraph" draw:z-index="62" draw:name="Shape46" draw:style-name="gr4" draw:text-style-name="P2" svg:x1="6.951cm" svg:y1="5.479cm" svg:x2="6.951cm" svg:y2="5.241cm"><text:p/></draw:line><draw:line text:anchor-type="paragraph" draw:z-index="63" draw:name="Shape47" draw:style-name="gr4" draw:text-style-name="P2" svg:x1="5.549cm" svg:y1="6.246cm" svg:x2="5.549cm" svg:y2="6.061cm"><text:p/></draw:line><draw:line text:anchor-type="paragraph" draw:z-index="64" draw:name="Shape48" draw:style-name="gr4" draw:text-style-name="P2" svg:x1="4.2cm" svg:y1="7.066cm" svg:x2="4.2cm" svg:y2="6.696cm"><text:p/></draw:line><draw:line text:anchor-type="paragraph" draw:z-index="65" draw:name="Shape49" draw:style-name="gr4" draw:text-style-name="P2" svg:x1="2.745cm" svg:y1="7.807cm" svg:x2="2.745cm" svg:y2="7.595cm"><text:p/></draw:line><draw:line text:anchor-type="paragraph" draw:z-index="66" draw:name="Shape50" draw:style-name="gr3" draw:text-style-name="P2" svg:x1="8.751cm" svg:y1="2.595cm" svg:x2="8.751cm" svg:y2="2.992cm"><text:p/></draw:line><draw:line text:anchor-type="paragraph" draw:z-index="67" draw:name="Shape51" draw:style-name="gr3" draw:text-style-name="P2" svg:x1="11.265cm" svg:y1="2.992cm" svg:x2="8.751cm" svg:y2="2.992cm"><text:p/></draw:line><draw:line text:anchor-type="paragraph" draw:z-index="68" draw:name="Shape52" draw:style-name="gr2" draw:text-style-name="P2" svg:x1="11.264cm" svg:y1="2.992cm" svg:x2="11.264cm" svg:y2="3.362cm"><text:p/></draw:line><draw:line text:anchor-type="paragraph" draw:z-index="69" draw:name="Shape53" draw:style-name="gr2" draw:text-style-name="P2" svg:x1="4.226cm" svg:y1="8.257cm" svg:x2="4.226cm" svg:y2="8.918cm"><text:p/></draw:line><draw:line text:anchor-type="paragraph" draw:z-index="70" draw:name="Shape54" draw:style-name="gr2" draw:text-style-name="P2" svg:x1="5.761cm" svg:y1="7.595cm" svg:x2="5.761cm" svg:y2="8.283cm"><text:p/></draw:line><draw:line text:anchor-type="paragraph" draw:z-index="71" draw:name="Shape55" draw:style-name="gr2" draw:text-style-name="P2" svg:x1="7.137cm" svg:y1="6.775cm" svg:x2="7.137cm" svg:y2="7.489cm"><text:p/></draw:line><draw:line text:anchor-type="paragraph" draw:z-index="72" draw:name="Shape56" draw:style-name="gr2" draw:text-style-name="P2" svg:x1="8.486cm" svg:y1="6.008cm" svg:x2="8.486cm" svg:y2="6.696cm"><text:p/></draw:line><draw:line text:anchor-type="paragraph" draw:z-index="73" draw:name="Shape57" draw:style-name="gr2" draw:text-style-name="P2" svg:x1="9.888cm" svg:y1="5.161cm" svg:x2="9.862cm" svg:y2="5.822cm"><text:p/></draw:line><draw:line text:anchor-type="paragraph" draw:z-index="74" draw:name="Shape58" draw:style-name="gr2" draw:text-style-name="P2" svg:x1="11.291cm" svg:y1="4.5cm" svg:x2="11.291cm" svg:y2="5.161cm"><text:p/></draw:line><draw:line text:anchor-type="paragraph" draw:z-index="75" draw:name="Shape59" draw:style-name="gr2" draw:text-style-name="P2" svg:x1="12.746cm" svg:y1="3.679cm" svg:x2="12.693cm" svg:y2="4.367cm"><text:p/></draw:line><draw:custom-shape text:anchor-type="paragraph" draw:z-index="76" draw:name="Shape60" draw:style-name="gr1" svg:width="1.773cm" svg:height="0.477cm" svg:x="11.82cm" svg:y="4.394cm"><text:p><text:span text:style-name="T1">Print(......)</text:span></text:p><draw:enhanced-geometry svg:viewBox="0 0 21600 21600" draw:type="rectangle" draw:enhanced-path="M 0 0 L 21600 0 21600 21600 0 21600 0 0 Z N"/></draw:custom-shape><draw:custom-shape text:anchor-type="paragraph" draw:z-index="77" draw:name="Shape60_0" draw:style-name="gr1" svg:width="1.773cm" svg:height="0.477cm" svg:x="3.433cm" svg:y="8.945cm"><text:p><text:span text:style-name="T1">Print(......)</text:span></text:p><draw:enhanced-geometry svg:viewBox="0 0 21600 21600" draw:type="rectangle" draw:enhanced-path="M 0 0 L 21600 0 21600 21600 0 21600 0 0 Z N"/></draw:custom-shape><draw:custom-shape text:anchor-type="paragraph" draw:z-index="78" draw:name="Shape60_1" draw:style-name="gr1" svg:width="1.773cm" svg:height="0.477cm" svg:x="4.623cm" svg:y="8.283cm"><text:p><text:span text:style-name="T1">Print(......)</text:span></text:p><draw:enhanced-geometry svg:viewBox="0 0 21600 21600" draw:type="rectangle" draw:enhanced-path="M 0 0 L 21600 0 21600 21600 0 21600 0 0 Z N"/></draw:custom-shape><draw:custom-shape text:anchor-type="paragraph" draw:z-index="79" draw:name="Shape60_2" draw:style-name="gr1" svg:width="1.773cm" svg:height="0.477cm" svg:x="6.264cm" svg:y="7.542cm"><text:p><text:span text:style-name="T1">Print(......)</text:span></text:p><draw:enhanced-geometry svg:viewBox="0 0 21600 21600" draw:type="rectangle" draw:enhanced-path="M 0 0 L 21600 0 21600 21600 0 21600 0 0 Z N"/></draw:custom-shape><draw:custom-shape text:anchor-type="paragraph" draw:z-index="80" draw:name="Shape60_3" draw:style-name="gr1" svg:width="1.773cm" svg:height="0.477cm" svg:x="7.825cm" svg:y="6.749cm"><text:p><text:span text:style-name="T1">Print(......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1" draw:name="Shape60_4" draw:style-name="gr1" svg:width="1.773cm" svg:height="0.477cm" svg:x="9.068cm" svg:y="5.928cm"><text:p><text:span text:style-name="T1">Print(......)</text:span></text:p><draw:enhanced-geometry svg:viewBox="0 0 21600 21600" draw:type="rectangle" draw:enhanced-path="M 0 0 L 21600 0 21600 21600 0 21600 0 0 Z N"/></draw:custom-shape><draw:custom-shape text:anchor-type="paragraph" draw:z-index="82" draw:name="Shape60_5" draw:style-name="gr1" svg:width="1.773cm" svg:height="0.477cm" svg:x="10.312cm" svg:y="5.241cm"><text:p><text:span text:style-name="T1">Print(......)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y" fo:country="AM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y" fo:country="AM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55:45.052177961</meta:creation-date>
    <dc:date>2021-08-08T14:57:14.117919272</dc:date>
    <meta:editing-duration>PT28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